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6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fo:font-size="18pt" fo:text-shadow="1pt 1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indent="-1.27cm" style:text-autospace="none"/>
      <style:text-properties fo:color="#ffffff" fo:font-size="18pt" fo:text-shadow="1pt 1pt" style:font-size-asian="24pt" style:font-size-complex="24pt"/>
    </style:style>
    <style:style style:name="P11" style:family="paragraph">
      <style:paragraph-properties fo:margin-left="1.27cm" fo:margin-right="0cm" fo:margin-top="0cm" fo:margin-bottom="0cm" fo:line-height="100%" fo:text-indent="-1.27cm" style:text-autospace="none"/>
    </style:style>
    <style:style style:name="P12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Arial1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color="#ffffff" style:font-name="Arial1" fo:font-size="24pt" fo:text-shadow="1pt 1pt" style:font-name-asian="Segoe UI1" style:font-size-asian="24pt" style:font-name-complex="Segoe UI1" style:font-size-complex="24pt"/>
    </style:style>
    <style:style style:name="T7" style:family="text">
      <style:text-properties fo:color="#ffffff" style:font-name="Segoe UI1" fo:font-size="24pt" fo:text-shadow="1pt 1pt" style:font-name-asian="Segoe UI1" style:font-size-asian="24pt" style:font-name-complex="Segoe UI1" style:font-size-complex="24pt"/>
    </style:style>
    <style:style style:name="T8" style:family="text">
      <style:text-properties fo:color="#ffffff" style:font-name="Segoe UI1" fo:font-size="16pt" fo:text-shadow="1pt 1pt" style:font-name-asian="Segoe UI1" style:font-size-asian="16pt" style:font-name-complex="Segoe UI1" style:font-size-complex="16pt"/>
    </style:style>
    <style:style style:name="T9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896cm" svg:x="1.524cm" svg:y="0.676cm">
          <draw:text-box>
            <text:p text:style-name="P1"><text:span text:style-name="T1">HYMN #852</text:span></text:p>
            <text:p text:style-name="P1"><text:span text:style-name="T2">“</text:span><text:span text:style-name="T2">O God of Mercy, God of Might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6" draw:layer="layout" svg:width="24.006cm" svg:height="7.766cm" svg:x="1.902cm" svg:y="0.598cm">
          <draw:text-box>
            <text:p text:style-name="P4"><text:span text:style-name="T4">1. </text:span><text:span text:style-name="T5">O God of mercy, God of might,</text:span></text:p>
            <text:p text:style-name="P5"><text:span text:style-name="T5">In love and pity infinite,</text:span></text:p>
            <text:p text:style-name="P5"><text:span text:style-name="T5">Teach us, as ever in Thy sight,</text:span></text:p>
            <text:p text:style-name="P5"><text:span text:style-name="T5">To live our lives in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7" draw:layer="layout" svg:width="24.892cm" svg:height="7.366cm" svg:x="1.778cm" svg:y="0.762cm">
          <draw:text-box>
            <text:p text:style-name="P5"><text:span text:style-name="T4">2. </text:span><text:span text:style-name="T5">And Thou, who cam’st on earth to die</text:span></text:p>
            <text:p text:style-name="P5"><text:span text:style-name="T5">That our lost world might live thereby,</text:span></text:p>
            <text:p text:style-name="P5"><text:span text:style-name="T5">O hear us; for to Thee we cry,</text:span></text:p>
            <text:p text:style-name="P5"><text:span text:style-name="T5">In hope, O Lord,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10" draw:layer="layout" svg:width="25.146cm" svg:height="7.955cm" svg:x="1.524cm" svg:y="0.762cm">
          <draw:text-box>
            <text:p text:style-name="P8"><text:span text:style-name="T4">3. </text:span><text:span text:style-name="T5">Teach us the lesson Thou hast taught:</text:span></text:p>
            <text:p text:style-name="P8"><text:span text:style-name="T5">To feel for those Thy blood hath bought,</text:span></text:p>
            <text:p text:style-name="P8"><text:span text:style-name="T5">That ev’ry word and deed and thought</text:span></text:p>
            <text:p text:style-name="P8"><text:span text:style-name="T5">May work a work for Thee.</text:span></text:p>
            <text:p text:style-name="P9"><text:span text:style-name="T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7" draw:layer="layout" svg:width="24.384cm" svg:height="7.011cm" svg:x="1.755cm" svg:y="0.913cm">
          <draw:text-box>
            <text:p text:style-name="P5"><text:span text:style-name="T4">4. </text:span><text:span text:style-name="T5">All are redeemed, both far and wide,</text:span></text:p>
            <text:p text:style-name="P5"><text:span text:style-name="T5">Since Thou, O Lord, for all hast died.</text:span></text:p>
            <text:p text:style-name="P5"><text:span text:style-name="T5">Grant us the will and grace provide</text:span></text:p>
            <text:p text:style-name="P5"><text:span text:style-name="T5">To love them all in The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7" draw:text-style-name="P7" draw:layer="layout" svg:width="24.384cm" svg:height="7.049cm" svg:x="1.881cm" svg:y="0.766cm">
          <draw:text-box>
            <text:p text:style-name="P5"><text:span text:style-name="T4">5. </text:span><text:span text:style-name="T5">In sickness, sorrow, want, or care,</text:span></text:p>
            <text:p text:style-name="P5"><text:span text:style-name="T5">May we each other’s burdens share;</text:span></text:p>
            <text:p text:style-name="P5"><text:span text:style-name="T5">May we, where help is needed, there</text:span></text:p>
            <text:p text:style-name="P5"><text:span text:style-name="T5">Give help as unto The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8" draw:text-style-name="P10" draw:layer="layout" svg:width="24.892cm" svg:height="13.581cm" svg:x="1.778cm" svg:y="0.848cm">
          <draw:text-box>
            <text:p text:style-name="P11"><text:span text:style-name="T4">6. </text:span><text:span text:style-name="T5">And may Thy Holy Spirit move</text:span></text:p>
            <text:p text:style-name="P11"><text:span text:style-name="T5">All those who live to live in love</text:span></text:p>
            <text:p text:style-name="P11"><text:span text:style-name="T5">Till Thou shalt greet in heav’n above</text:span></text:p>
            <text:p text:style-name="P11"><text:span text:style-name="T5">All those who live in Thee.</text:span></text:p>
            <text:p text:style-name="P12"><text:span text:style-name="T7"/></text:p>
            <text:p text:style-name="P12"><text:span text:style-name="T7"><text:line-break/></text:span><text:span text:style-name="T7"/></text:p>
            <text:p text:style-name="P12"><text:span text:style-name="T7"/></text:p>
            <text:p text:style-name="P12"><text:span text:style-name="T8"><text:s text:c="6"/></text:span><text:span text:style-name="T9"><text:s/></text:span><text:span text:style-name="T9">Public domain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7T14:50:48.061000000</meta:creation-date>
    <dc:date>2019-01-18T15:42:21.878000000</dc:date>
    <meta:editing-duration>PT18M33S</meta:editing-duration>
    <meta:editing-cycles>4</meta:editing-cycles>
    <meta:generator>LibreOffice/6.1.3.2$Windows_X86_64 LibreOffice_project/86daf60bf00efa86ad547e59e09d6bb77c699acb</meta:generator>
    <meta:document-statistic meta:object-count="126"/>
  </office:meta>
</office:document-meta>
</file>